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embeschreibung Schlüssel:</text:p>
      <text:p text:style-name="P1"/>
      <text:list xml:id="list7455946116886792459" text:style-name="L1">
        <text:list-item>
          <text:p text:style-name="P3">klein</text:p>
        </text:list-item>
        <text:list-item>
          <text:p text:style-name="P3">rostig</text:p>
        </text:list-item>
        <text:list-item>
          <text:p text:style-name="P3">am unteren Ende fehlt ein Stück</text:p>
        </text:list-item>
        <text:list-item>
          <text:p text:style-name="P3">sieht abgenutzt aus (alob er schon tausende male benutzt wurde)</text:p>
        </text:list-item>
        <text:list-item>
          <text:p text:style-name="P3">ehemaliger Generalschlüssel (sperrt alles)</text:p>
        </text:list-item>
      </text:list>
      <text:p text:style-name="P2"/>
      <text:p text:style-name="P2"/>
      <text:p text:style-name="P2">A small and rusty key. It looks a bit cracked and broken, but it might still get its job done. The lower end looks like it´s broken off. It surely has been used thousands of times before. <text:s/>Looking at the top, you dicover the letters MK engraved – you just might have found the former master key! Could it be that it still unlocks everything....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59S</meta:editing-duration>
    <meta:editing-cycles>6</meta:editing-cycles>
    <meta:generator>OpenOffice/4.1.3$Win32 OpenOffice.org_project/413m1$Build-9783</meta:generator>
    <dc:date>2017-12-11T11:20:47.40</dc:date>
    <dc:creator>Nico Enders</dc:creator>
    <meta:document-statistic meta:table-count="0" meta:image-count="0" meta:object-count="0" meta:page-count="1" meta:paragraph-count="7" meta:word-count="94" meta:character-count="524"/>
    <meta:user-defined meta:name="Info 1"/>
    <meta:user-defined meta:name="Info 2"/>
    <meta:user-defined meta:name="Info 3"/>
    <meta:user-defined meta:name="Info 4"/>
  </office:meta>
</office:document-meta>
</file>